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tratégie de diffusion de l'enquête : Comprendre les perspectives sur le harcèlement scolaire</text:span></text:p>
      <text:p text:style-name="Horizontal_20_Line"/>
      <text:h text:style-name="Heading_20_3" text:outline-level="3"><text:span text:style-name="Strong_20_Emphasis">Introduction</text:span></text:h>
      <text:p text:style-name="Text_20_body">Ce document présente une stratégie de diffusion visant à collecter au moins 40 réponses à l’enquête sur le harcèlement scolaire. Les efforts se concentrent sur l'engagement des adolescents (15-18 ans) et des parties prenantes proches de ce groupe d’âge.</text:p>
      <text:h text:style-name="Heading_20_3" text:outline-level="3"><text:span text:style-name="Strong_20_Emphasis">Cibles principales</text:span></text:h>
      <text:list xml:id="list614811016" text:style-name="L1">
        <text:list-item>
          <text:p text:style-name="P1"><text:span text:style-name="Strong_20_Emphasis">Adolescents (15-18 ans)</text:span></text:p>
          <text:list>
            <text:list-item>
              <text:p text:style-name="P1">Élèves du secondaire (collèges et lycées).</text:p>
            </text:list-item>
            <text:list-item>
              <text:p text:style-name="P1">Adolescents actifs sur les réseaux sociaux.</text:p>
            </text:list-item>
          </text:list>
        </text:list-item>
        <text:list-item>
          <text:p text:style-name="P1"><text:span text:style-name="Strong_20_Emphasis">Personnes influentes autour des adolescents :</text:span></text:p>
          <text:list>
            <text:list-item>
              <text:p text:style-name="P1">Enseignants et personnels éducatifs.</text:p>
            </text:list-item>
            <text:list-item>
              <text:p text:style-name="P1">Parents sensibilisés aux problématiques de harcèlement.</text:p>
            </text:list-item>
          </text:list>
        </text:list-item>
        <text:list-item>
          <text:p text:style-name="P1"><text:span text:style-name="Strong_20_Emphasis">Communauté en ligne :</text:span></text:p>
          <text:list>
            <text:list-item>
              <text:p text:style-name="P1">Groupes, forums, et pages liés à la vie scolaire et à la santé mentale.</text:p>
            </text:list-item>
          </text:list>
        </text:list-item>
      </text:list>
      <text:h text:style-name="Heading_20_3" text:outline-level="3"><text:span text:style-name="Strong_20_Emphasis">Idées pour les atteindre</text:span></text:h>
      <text:list xml:id="list3789480407" text:style-name="L2">
        <text:list-item>
          <text:p text:style-name="P2">Collaborer avec des enseignants pour partager l’enquête en classe.</text:p>
        </text:list-item>
        <text:list-item>
          <text:p text:style-name="P2">Mobiliser les élèves ambassadeurs dans les lycées.</text:p>
        </text:list-item>
        <text:list-item>
          <text:p text:style-name="P2">Créer un appel attrayant sur les réseaux sociaux.</text:p>
        </text:list-item>
        <text:list-item>
          <text:p text:style-name="P2">Utiliser des influenceurs ou ambassadeurs locaux sensibles au thème du harcèlement scolaire.</text:p>
        </text:list-item>
        <text:list-item>
          <text:p text:style-name="P2">S’associer à des associations locales ou nationales de lutte contre le harcèlement.</text:p>
        </text:list-item>
      </text:list>
      <text:h text:style-name="Heading_20_3" text:outline-level="3"><text:span text:style-name="Strong_20_Emphasis">Canaux de diffusion</text:span></text:h>
      <text:list xml:id="list4077944575" text:style-name="L3">
        <text:list-item>
          <text:p text:style-name="P3"><text:span text:style-name="Strong_20_Emphasis">Instagram :</text:span> Création d’une story et d’une publication avec des hashtags (ég. #StopHarcèlement, #AdosEngagés).</text:p>
        </text:list-item>
        <text:list-item>
          <text:p text:style-name="P3"><text:span text:style-name="Strong_20_Emphasis">TikTok :</text:span> Vidéo courte évoquant l’importance de l’enquête, avec un appel à l’action.</text:p>
        </text:list-item>
        <text:list-item>
          <text:p text:style-name="P3"><text:span text:style-name="Strong_20_Emphasis">Facebook :</text:span> Partage dans des groupes locaux pour lycéens et parents.</text:p>
        </text:list-item>
        <text:list-item>
          <text:p text:style-name="P3"><text:span text:style-name="Strong_20_Emphasis">Snapchat :</text:span> Distribution de l’enquête via des messages directs ou des stories.</text:p>
        </text:list-item>
        <text:list-item>
          <text:p text:style-name="P3"><text:span text:style-name="Strong_20_Emphasis">Discord :</text:span> Post dans des serveurs consacrés à l’éducation et au soutien des étudiants.</text:p>
        </text:list-item>
        <text:list-item>
          <text:p text:style-name="P3"><text:span text:style-name="Strong_20_Emphasis">Groupes WhatsApp :</text:span> Partage dans des groupes familiaux ou éducatifs.</text:p>
        </text:list-item>
        <text:list-item>
          <text:p text:style-name="P3"><text:span text:style-name="Strong_20_Emphasis">E-mail :</text:span> Envoi aux enseignants et associations locales.</text:p>
        </text:list-item>
        <text:list-item>
          <text:p text:style-name="P3"><text:soft-page-break/><text:span text:style-name="Strong_20_Emphasis">Plateformes associatives :</text:span> Sites web et newsletters des associations de lutte contre le harcèlement.</text:p>
        </text:list-item>
      </text:list>
      <text:h text:style-name="Heading_20_3" text:outline-level="3"><text:span text:style-name="Strong_20_Emphasis">Messages préparés</text:span></text:h>
      <text:p text:style-name="Text_20_body"><text:span text:style-name="Strong_20_Emphasis">Message 1 :</text:span> (Pour réseaux sociaux) « Salut ! Nous menons une enquête anonyme pour mieux comprendre les expériences des adolescents face au harcèlement scolaire. 🖍✨ Cela ne prend que 5 minutes et peut faire une vraie différence. Merci de cliquer ici pour participer : [Lien]. Et n’hésite pas à partager autour de toi ! #StopHarcèlement #AdosSolidaires »</text:p>
      <text:p text:style-name="Text_20_body"><text:span text:style-name="Strong_20_Emphasis">Message 2 :</text:span> (Pour e-mails ou plateformes associatives) « Bonjour,<text:line-break/>Nous travaillons sur un projet visant à mieux comprendre et prévenir le harcèlement scolaire. Cette enquête anonyme s’adresse principalement aux adolescents.<text:line-break/>Nous serions reconnaissants si vous pouviez diffuser ce lien dans vos réseaux. Merci pour votre soutien ! [Lien] »</text:p>
      <text:h text:style-name="Heading_20_3" text:outline-level="3"><text:span text:style-name="Strong_20_Emphasis">Plans alternatifs</text:span></text:h>
      <text:list xml:id="list2069535344" text:style-name="L4">
        <text:list-item>
          <text:p text:style-name="P4"><text:span text:style-name="Strong_20_Emphasis">Plan A :</text:span> Priorité aux réseaux sociaux populaires (Instagram, TikTok, Snapchat).</text:p>
        </text:list-item>
        <text:list-item>
          <text:p text:style-name="P4"><text:span text:style-name="Strong_20_Emphasis">Plan B :</text:span> Renforcement du lien avec des enseignants et associations locales pour une diffusion en direct.</text:p>
        </text:list-item>
        <text:list-item>
          <text:p text:style-name="P4"><text:span text:style-name="Strong_20_Emphasis">Plan C :</text:span> Augmenter la visibilité en proposant un concours ou des incitations (par exemple, un tirage au sort pour ceux qui participent et partagent).</text:p>
        </text:list-item>
      </text:list>
      <text:h text:style-name="Heading_20_3" text:outline-level="3"><text:span text:style-name="Strong_20_Emphasis">Récolte des réponses</text:span></text:h>
      <text:list xml:id="list2232738055" text:style-name="L5">
        <text:list-item>
          <text:p text:style-name="P5">Objectif initial : 40 réponses.</text:p>
        </text:list-item>
        <text:list-item>
          <text:p text:style-name="P5">Suivi des réponses via Google Forms ou Typeform avec des récapitulatifs périodiques.</text:p>
        </text:list-item>
      </text:list>
      <text:h text:style-name="Heading_20_3" text:outline-level="3"><text:span text:style-name="Strong_20_Emphasis">Retour d’expérience</text:span></text:h>
      <text:p text:style-name="Text_20_body">Après diffusion, nous analyserons :</text:p>
      <text:list xml:id="list1583693528" text:style-name="L6">
        <text:list-item>
          <text:p text:style-name="P6">Les canaux les plus efficaces (nombre de clics, conversion en réponses).</text:p>
        </text:list-item>
        <text:list-item>
          <text:p text:style-name="P6">Les obstacles rencontrés (faible engagement, mauvais ciblage).</text:p>
        </text:list-item>
        <text:list-item>
          <text:p text:style-name="P6">Les ajustements effectués (changement de ton, de canal ou ajout d’incitations).</text:p>
        </text:list-item>
      </text:list>
      <text:p text:style-name="Horizontal_20_Line"><text:span text:style-name="Strong_20_Emphasis"/></text:p>
      <text:p text:style-name="Text_20_body"><text:span text:style-name="Strong_20_Emphasis">Merci à tous pour votre aide et votre engagement 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1:07:12.049340362</meta:creation-date>
    <dc:date>2024-12-19T11:07:50.573854543</dc:date>
    <meta:editing-duration>PT38S</meta:editing-duration>
    <meta:editing-cycles>1</meta:editing-cycles>
    <meta:document-statistic meta:table-count="0" meta:image-count="0" meta:object-count="0" meta:page-count="2" meta:paragraph-count="43" meta:word-count="515" meta:character-count="3289" meta:non-whitespace-character-count="2846"/>
    <meta:generator>LibreOffice/7.3.7.2$Linux_X86_64 LibreOffice_project/30$Build-2</meta:generator>
  </office:meta>
</office:document-meta>
</file>